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ein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milier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oterik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schaftsfeld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4T01:25:14.808000000</dc:date>
    <meta:editing-duration>PT2H15M13S</meta:editing-duration>
    <meta:editing-cycles>6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35" meta:object-count="0"/>
  </office:meta>
</office:document-meta>
</file>